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font-name="Times New Roman" fo:font-size="12pt" fo:font-weight="normal" fo:background-color="#ffff00" style:font-size-asian="12pt" style:font-weight-asian="normal" style:font-size-complex="12pt" style:font-weight-complex="normal"/>
    </style:style>
    <style:style style:name="P3" style:family="paragraph" style:parent-style-name="Standard" style:list-style-name="">
      <style:paragraph-properties fo:margin-left="0.25in" fo:margin-right="0in" fo:text-indent="-0.25in" style:auto-text-indent="false" style:text-autospace="none">
        <style:tab-stops/>
      </style:paragraph-properties>
    </style:style>
    <style:style style:name="P4" style:family="paragraph" style:parent-style-name="Standard" style:list-style-name="">
      <style:paragraph-properties fo:margin-top="0.0417in" fo:margin-bottom="0.0417in" style:text-autospace="none"/>
    </style:style>
    <style:style style:name="P5" style:family="paragraph" style:parent-style-name="Standard" style:list-style-name="">
      <style:paragraph-properties fo:margin-top="0.0417in" fo:margin-bottom="0.0417in" style:text-autospace="none"/>
      <style:text-properties style:use-window-font-color="true" style:font-name="Georgia" fo:font-size="11pt" fo:font-style="normal" style:text-underline-style="none" style:font-name-asian="Georgia" style:font-size-asian="11pt" style:font-style-asian="normal" style:font-name-complex="Georgia" style:font-size-complex="11pt" style:font-style-complex="normal"/>
    </style:style>
    <style:style style:name="P6" style:family="paragraph" style:parent-style-name="Standard" style:list-style-name="">
      <style:paragraph-properties fo:margin-top="0.0417in" fo:margin-bottom="0.0417in" style:text-autospace="none"/>
      <style:text-properties fo:color="#000000" style:text-underline-style="none"/>
    </style:style>
    <style:style style:name="P7" style:family="paragraph" style:parent-style-name="Title" style:master-page-name="Standard">
      <style:paragraph-properties style:page-number="auto"/>
      <style:text-properties fo:font-weight="bold" style:font-weight-asian="bold" style:font-weight-complex="bold"/>
    </style:style>
    <style:style style:name="T1" style:family="text">
      <style:text-properties style:use-window-font-color="true" style:font-name="Georgia" fo:font-size="11pt" style:font-name-asian="Georgia" style:font-size-asian="11pt" style:font-name-complex="Georgia" style:font-size-complex="11pt"/>
    </style:style>
    <style:style style:name="T2" style:family="text">
      <style:text-properties style:use-window-font-color="true" style:font-name="Georgia" fo:font-size="11pt" style:text-underline-style="none" style:font-name-asian="Georgia" style:font-size-asian="11pt" style:font-name-complex="Georgia" style:font-size-complex="11pt"/>
    </style:style>
    <style:style style:name="T3" style:family="text">
      <style:text-properties style:use-window-font-color="true" style:font-name="Georgia" fo:font-size="11pt" fo:font-style="normal" style:text-underline-style="none" style:font-name-asian="Georgia" style:font-size-asian="11pt" style:font-style-asian="normal" style:font-name-complex="Georgia" style:font-size-complex="11pt" style:font-style-complex="normal"/>
    </style:style>
    <style:style style:name="T4" style:family="text">
      <style:text-properties fo:font-weight="bold" style:font-weight-asian="bold" style:font-weight-complex="bold"/>
    </style:style>
    <style:style style:name="T5" style:family="text">
      <style:text-properties fo:color="#008000" style:font-name="Georgia" fo:font-size="11pt" style:text-underline-style="solid" style:text-underline-width="auto" style:text-underline-color="font-color" style:font-name-asian="Georgia" style:font-size-asian="11pt" style:font-name-complex="Georgia" style:font-size-complex="11pt"/>
    </style:style>
    <style:style style:name="T6" style:family="text">
      <style:text-properties fo:color="#008000" style:font-name="Georgia" fo:font-size="11pt" fo:font-style="normal" style:text-underline-style="solid" style:text-underline-width="auto" style:text-underline-color="font-color" style:font-name-asian="Georgia" style:font-size-asian="11pt" style:font-style-asian="normal" style:font-name-complex="Georgia" style:font-size-complex="11pt" style:font-style-complex="normal"/>
    </style:style>
    <style:style style:name="T7" style:family="text">
      <style:text-properties fo:color="#808080" style:font-name="Georgia" fo:font-size="11pt" fo:font-style="italic" style:text-underline-style="none" style:font-name-asian="Georgia" style:font-size-asian="11pt" style:font-style-asian="italic" style:font-name-complex="Georgia" style:font-size-complex="11pt" style:font-style-complex="italic"/>
    </style:style>
    <style:style style:name="T8" style:family="text">
      <style:text-properties fo:color="#000000" style:font-name="Times New Roman" fo:font-size="12pt" fo:font-weight="normal" fo:background-color="transparent" style:font-name-asian="Georgia" style:font-size-asian="12pt" style:font-weight-asian="normal" style:font-name-complex="Georgia"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font-name="Georgia" fo:font-size="11pt" style:text-underline-style="solid" style:text-underline-width="auto" style:text-underline-color="font-color" style:font-name-asian="Georgia" style:font-size-asian="11pt" style:font-name-complex="Georgia" style:font-size-complex="11pt"/>
    </style:style>
    <style:style style:name="T12" style:family="text">
      <style:text-properties style:font-name="Georgia" fo:font-size="11pt" style:text-underline-style="none" style:font-name-asian="Georgia" style:font-size-asian="11pt" style:font-name-complex="Georgia" style:font-size-complex="11pt"/>
    </style:style>
    <style:style style:name="T13" style:family="text">
      <style:text-properties style:font-name="Georgia" fo:font-size="11pt" fo:font-style="italic" style:text-underline-style="none" style:font-name-asian="Georgia" style:font-size-asian="11pt" style:font-style-asian="italic" style:font-name-complex="Georgia" style:font-size-complex="11pt" style:font-style-complex="italic"/>
    </style:style>
    <style:style style:name="T14" style:family="text">
      <style:text-properties style:font-name="Georgia" fo:font-size="11pt" fo:font-style="italic" style:font-name-asian="Georgia" style:font-size-asian="11pt" style:font-style-asian="italic" style:font-name-complex="Georgia" style:font-size-complex="11pt" style:font-style-complex="italic"/>
    </style:style>
    <style:style style:name="T15" style:family="text">
      <style:text-properties style:font-name="Georgia" fo:font-size="11pt" fo:font-style="normal" style:text-underline-style="none" style:font-name-asian="Georgia" style:font-size-asian="11pt" style:font-style-asian="normal" style:font-name-complex="Georgia" style:font-size-complex="11pt" style:font-style-complex="normal"/>
    </style:style>
    <style:style style:name="T16" style:family="text">
      <style:text-properties style:font-name="Georgia" fo:font-size="11pt" fo:font-style="normal" style:text-underline-style="solid" style:text-underline-width="auto" style:text-underline-color="font-color" style:font-name-asian="Georgia" style:font-size-asian="11pt" style:font-style-asian="normal" style:font-name-complex="Georgia" style:font-size-complex="11pt" style:font-style-complex="normal"/>
    </style:style>
    <style:style style:name="T17" style:family="text">
      <style:text-properties style:font-name="Georgia" fo:font-size="11pt" fo:font-style="normal" style:font-name-asian="Georgia" style:font-size-asian="11pt" style:font-style-asian="normal" style:font-name-complex="Georgia" style:font-size-complex="11pt" style:font-style-complex="normal"/>
    </style:style>
    <style:style style:name="T18" style:family="text">
      <style:text-properties style:font-name="Georgia" fo:font-size="11pt" style:font-name-asian="Georgia" style:font-size-asian="11pt" style:font-name-complex="Georgia"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ry, Mary, Quite Contrary</text:p>
      <text:p text:style-name="P1"/>
      <text:p text:style-name="Standard"><text:span text:style-name="T4">Read:</text:span> All verses that connect both Mary's.</text:p>
      <text:p text:style-name="Standard"><text:s/></text:p>
      <text:p text:style-name="Standard"><text:span text:style-name="T4">Text:</text:span> <text:span text:style-name="T8">Galatians 6:15 “For in Christ Jesus neither circumcision availeth any thing, nor uncircumcision, but a new creature.” </text:span></text:p>
      <text:p text:style-name="P2"/>
      <text:p text:style-name="Standard"><text:span text:style-name="T4">Introduction:</text:span> Some churches have deified Mary the mother of Christ. <text:s/>They are angry if accused of idolatry but it is hard to see this as any-thing else.</text:p>
      <text:p text:style-name="Standard"><text:s text:c="2"/>Mary Magdalene is the polar opposite of Mary the mother of Christ.</text:p>
      <text:p text:style-name="Standard">One Mary was known for perfect chastity and moral purity the other was known as a demon possessed invalid. Each Mary was totally contrary to the other and yet we find them together, both weeping, at the foot of the cross. One had delivered the man on the cross and the other had been delivered by Him.</text:p>
      <text:p text:style-name="Standard"/>
      <text:p text:style-name="Standard"><text:span text:style-name="T4">I. The Cast of Characters:</text:span> All types of people were involved in the death of Christ. Jews, Romans, Simon of Cyrene (an African). And an assortment of people from all nations who frequented Jerusalem. There was a betraying disciple and the thieves who hung with Christ. There was a murderer who was freed in His place (Barabbas). There was a carpenter who made the cross, a gardener who provided the crown of thorns, a blacksmith who made the nails, a digger to dig the holes for the crosses. <text:s/>There were false witnesses, lying priests, both a cowardly ruler and an arrogant one; who mocked. There were soldiers to punish by scourging and others to nail them to their crosses as well as some for crowd control and tomb guarding. Someone had to remove His body from the cross and others anointed it for burial. Two rulers provided 100 pounds of spices and another offered his family tomb.</text:p>
      <text:p text:style-name="Standard"/>
      <text:p text:style-name="Standard"><text:span text:style-name="T4">II. The Mother of our Lord:</text:span> Did it stand out to you that Mary is referred to as the Mother of James, Joses, and Salome or “the other Mary?” but not as the mother of Christ? It seems that all four Gospel writers were reluctant to call her the mother of Christ (at His death) even though she was. Perhaps it is a result of the reason that He was placed on the cross. Because He died for claiming to be the Son of</text:p>
      <text:p text:style-name="Standard"><text:s/>God; they did not want to detract from that relationship to remind their readers that He had an earthly mother.</text:p>
      <text:p text:style-name="Standard"><text:s text:c="2"/>The scriptures tell us that Mary was a virgin, highly favored by God, </text:p>
      <text:p text:style-name="Standard">the Lord was with her and she was blessed of God. She had been created for the purpose of bearing the Lord and had lived a life worthy of the calling. It was appropriate that she would be at the cross.</text:p>
      <text:p text:style-name="Standard"/>
      <text:p text:style-name="Standard"><text:span text:style-name="T4">III. Mary the demon possessed:</text:span> Luke 8 tells the story of Mary Mag-dalene and her history of demonic possession and sickness before she was introduced to Christ. It is ironic that this faithful servant of satan made a 180 degree change and dedicated her life totally to the cause of Christ. She gave a large amount of her family wealth and stood boldly with Mary, the mother of Christ at the foot of the cross. It is an amaz-ing thing that there seem to be more women who commit all to Christ than men. On the most violent and dangerous mission fields you will find married couples and single women. Rare is the single, male, mis-sionary.</text:p>
      <text:p text:style-name="Standard"/>
      <text:p text:style-name="Standard"><text:span text:style-name="T4">Conclude:</text:span> There are several significant Biblical truths around this passage that we would be wise to remember. </text:p>
      <text:p text:style-name="Standard"><text:s text:c="2"/><text:span text:style-name="T9">Dramatic truth: 1</text:span>). No one individual or group of people are respon-sible for what happened on that day and yet all are held accountable both individually and corporately. </text:p>
      <text:p text:style-name="Standard"><text:span text:style-name="T10"><text:s text:c="2"/></text:span><text:span text:style-name="T9">Dramatic truth: 2</text:span>). All people are equal at the foot of the cross. There are no rich vs poor, black vs white, or higher class vs lower class.</text:p>
      <text:p text:style-name="Standard"><text:s/></text:p>
      <text:p text:style-name="P3"><text:span text:style-name="T1"/></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6"><text:soft-page-break/><text:span text:style-name="T18">Matthew 27:56 <text:s/>Among which was Mary Magdalene, and Mary the mother of James and Joses, and the mother of Zebedee's children. </text:span></text:p>
      <text:p text:style-name="P6"><text:span text:style-name="T18">Matthew 27:61 <text:s/>And there was Mary Magdalene, and the other Mary, sitting over against the sepulchre. </text:span></text:p>
      <text:p text:style-name="P6"><text:span text:style-name="T18">Matthew 28:1 <text:s/>In the end of the sabbath, as it began to dawn toward the first </text:span><text:span text:style-name="T14">day</text:span><text:span text:style-name="T17"> of the week, came Mary Magdalene and the other Mary to see the sepulchre. </text:span></text:p>
      <text:p text:style-name="P6"><text:span text:style-name="T17">Mark 15:40 <text:s/>There were also women looking on afar off: among whom was Mary Magdalene, and Mary the mother of James the less and of Joses, and Salome; </text:span></text:p>
      <text:p text:style-name="P6"><text:span text:style-name="T17">Mark 15:47 <text:s/>And Mary Magdalene and Mary </text:span><text:span text:style-name="T14">the mother</text:span><text:span text:style-name="T17"> of Joses beheld where he was laid. </text:span></text:p>
      <text:p text:style-name="P6"><text:span text:style-name="T17">Mark 16:1 <text:s/>And when the sabbath was past, Mary Magdalene, and Mary the </text:span><text:span text:style-name="T14">mother</text:span><text:span text:style-name="T17"> of James, and Salome, had bought sweet spices, that they might come and anoint him. </text:span></text:p>
      <text:p text:style-name="P6"><text:span text:style-name="T17">Mark 16:9 <text:s/>Now when </text:span><text:span text:style-name="T14">Jesus</text:span><text:span text:style-name="T17"> was risen early the first </text:span><text:span text:style-name="T14">day</text:span><text:span text:style-name="T17"> of the week, he appeared first to Mary Magdalene, out of whom he had cast seven devils. </text:span></text:p>
      <text:p text:style-name="P6"><text:span text:style-name="T17">Luke 24:10 <text:s/>It was Mary Magdalene, and Joanna, and Mary </text:span><text:span text:style-name="T14">the mother</text:span><text:span text:style-name="T17"> of James, and other </text:span><text:span text:style-name="T14">women that were</text:span><text:span text:style-name="T17"> with them, which told these things unto the apostles. </text:span></text:p>
      <text:p text:style-name="P6"><text:span text:style-name="T17">John 19:25 <text:s/>Now there stood by the cross of Jesus his mother, and his mother's sister, Mary the </text:span><text:span text:style-name="T14">wife</text:span><text:span text:style-name="T17"> of Cleophas, and Mary Magdalene. </text:span></text:p>
      <text:p text:style-name="P6"><text:span text:style-name="T17">John 20:1 <text:s/>The first </text:span><text:span text:style-name="T14">day</text:span><text:span text:style-name="T17"> of the week cometh Mary Magdalene early, when it was yet dark, unto the sepulchre, and seeth the stone taken away from the sepulchre. </text:span></text:p>
      <text:p text:style-name="P6"><text:span text:style-name="T17">John 20:18 <text:s/>Mary Magdalene came and told the disciples that she had seen the Lord, and </text:span><text:span text:style-name="T14">that</text:span><text:span text:style-name="T17"> he had spoken these things unto her. </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Tice</meta:initial-creator>
    <meta:creation-date>2006-07-29T19:37:00</meta:creation-date>
    <dc:creator>Joel  Tice</dc:creator>
    <dc:date>2016-03-25T14:03:45.92</dc:date>
    <meta:editing-cycles>115</meta:editing-cycles>
    <meta:editing-duration>PT23H20M46S</meta:editing-duration>
    <meta:generator>OpenOffice/4.1.2$Win32 OpenOffice.org_project/412m3$Build-9782</meta:generator>
    <meta:document-statistic meta:table-count="0" meta:image-count="0" meta:object-count="0" meta:page-count="2" meta:paragraph-count="28" meta:word-count="903" meta:character-count="4964"/>
  </office:meta>
</office:document-meta>
</file>